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34b" officeooo:paragraph-rsid="000a734b"/>
    </style:style>
    <style:style style:name="P2" style:family="paragraph" style:parent-style-name="Standard">
      <style:text-properties officeooo:rsid="000a734b" officeooo:paragraph-rsid="000a734b"/>
    </style:style>
    <style:style style:name="T1" style:family="text">
      <style:text-properties officeooo:rsid="000ae4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5</text:span> mongo db queries</text:p>
      <text:p text:style-name="P1"/>
      <text:p text:style-name="P1">&gt; db.student.distinct("name");</text:p>
      <text:p text:style-name="P1">[</text:p>
      <text:p text:style-name="P1"><text:tab/>"ria",</text:p>
      <text:p text:style-name="P1"><text:tab/>"ankita",</text:p>
      <text:p text:style-name="P1"><text:tab/>"apurva",</text:p>
      <text:p text:style-name="P1"><text:tab/>"honey",</text:p>
      <text:p text:style-name="P1"><text:tab/>"pranav",</text:p>
      <text:p text:style-name="P1"><text:tab/>"priyanka",</text:p>
      <text:p text:style-name="P1"><text:tab/>"rakhi",</text:p>
      <text:p text:style-name="P1"><text:tab/>"ria",</text:p>
      <text:p text:style-name="P1"><text:tab/>"rohit",</text:p>
      <text:p text:style-name="P1"><text:tab/>"saee",</text:p>
      <text:p text:style-name="P1"><text:tab/>"utkarsh"</text:p>
      <text:p text:style-name="P1">]</text:p>
      <text:p text:style-name="P1">&gt; db.student.distinct("age");</text:p>
      <text:p text:style-name="P1">[ 19, 20, 21, 18 ]</text:p>
      <text:p text:style-name="P1">&gt; db.student.distinct("dept");</text:p>
      <text:p text:style-name="P1">[ "comp", "mech", "it" ]</text:p>
      <text:p text:style-name="P1"/>
      <text:p text:style-name="P1"/>
      <text:p text:style-name="P1"/>
      <text:p text:style-name="P1">&gt; db.student.dataSize();</text:p>
      <text:p text:style-name="P1">1232</text:p>
      <text:p text:style-name="P1"/>
      <text:p text:style-name="P1"/>
      <text:p text:style-name="P1">&gt; db.student.find().sort({"name" : 1});</text:p>
      <text:p text:style-name="P1">{ "_id" : ObjectId("5ba3792aad0d7c602a852b4f"), "name" : "ria", "age" : 19, "dept" : "comp" }</text:p>
      <text:p text:style-name="P1">{ "_id" : ObjectId("5b88fa8640324e4c1835df69"), "name" : "ankita", "age" : 20, "dept" : "comp" }</text:p>
      <text:p text:style-name="P1">{ "_id" : ObjectId("5b88faa140324e4c1835df6b"), "name" : "apurva", "age" : 20, "dept" : "mech" }</text:p>
      <text:p text:style-name="P1">{ "_id" : ObjectId("5b88fadf40324e4c1835df70"), "name" : "honey", "age" : 18, "dept" : "comp" }</text:p>
      <text:p text:style-name="P1">{ "_id" : ObjectId("5b88faf240324e4c1835df71"), "name" : "pranav", "age" : 19, "dept" : "comp" }</text:p>
      <text:p text:style-name="P1">{ "_id" : ObjectId("5b88fac040324e4c1835df6e"), "name" : "priyanka", "age" : 19, "dept" : "it" }</text:p>
      <text:p text:style-name="P1">{ "_id" : ObjectId("5b88fa9140324e4c1835df6a"), "name" : "rakhi", "age" : 19, "dept" : "comp" }</text:p>
      <text:p text:style-name="P1">{ "_id" : ObjectId("5b88fa7a40324e4c1835df68"), "name" : "ria", "age" : 19, "dept" : "comp" }</text:p>
      <text:p text:style-name="P1">{ "_id" : ObjectId("5b88fad440324e4c1835df6f"), "name" : "rohit", "age" : 21, "dept" : "comp" }</text:p>
      <text:p text:style-name="P1">{ "_id" : ObjectId("5b88faa940324e4c1835df6c"), "name" : "saee", "age" : 20, "dept" : "mech" }</text:p>
      <text:p text:style-name="P1">{ "_id" : ObjectId("5b88fab640324e4c1835df6d"), "name" : "utkarsh", "age" : 20, "dept" : "it" }</text:p>
      <text:p text:style-name="P1"/>
      <text:p text:style-name="P1"/>
      <text:p text:style-name="P1"/>
      <text:p text:style-name="P1"/>
      <text:p text:style-name="P1">&gt; db.student.validate(true)</text:p>
      <text:p text:style-name="P1">{</text:p>
      <text:p text:style-name="P1"><text:tab/>"ns" : "ria.student",</text:p>
      <text:p text:style-name="P1"><text:tab/>"firstExtent" : "0:28000 ns:ria.student",</text:p>
      <text:p text:style-name="P1"><text:tab/>"lastExtent" : "0:28000 ns:ria.student",</text:p>
      <text:p text:style-name="P1"><text:tab/>"extentCount" : 1,</text:p>
      <text:p text:style-name="P1"><text:tab/>"extents" : [</text:p>
      <text:p text:style-name="P1"><text:tab/><text:tab/>{</text:p>
      <text:p text:style-name="P1"><text:tab/><text:tab/><text:tab/>"loc" : "0:28000",</text:p>
      <text:p text:style-name="P1"><text:soft-page-break/><text:tab/><text:tab/><text:tab/>"xnext" : "null",</text:p>
      <text:p text:style-name="P1"><text:tab/><text:tab/><text:tab/>"xprev" : "null",</text:p>
      <text:p text:style-name="P1"><text:tab/><text:tab/><text:tab/>"nsdiag" : "ria.student",</text:p>
      <text:p text:style-name="P1"><text:tab/><text:tab/><text:tab/>"size" : 8192,</text:p>
      <text:p text:style-name="P1"><text:tab/><text:tab/><text:tab/>"firstRecord" : "0:280b0",</text:p>
      <text:p text:style-name="P1"><text:tab/><text:tab/><text:tab/>"lastRecord" : "0:285b0"</text:p>
      <text:p text:style-name="P1"><text:tab/><text:tab/>}</text:p>
      <text:p text:style-name="P1"><text:tab/>],</text:p>
      <text:p text:style-name="P1"><text:tab/>"datasize" : 1232,</text:p>
      <text:p text:style-name="P1"><text:tab/>"nrecords" : 11,</text:p>
      <text:p text:style-name="P1"><text:tab/>"lastExtentSize" : 8192,</text:p>
      <text:p text:style-name="P1"><text:tab/>"padding" : 1,</text:p>
      <text:p text:style-name="P1"><text:tab/>"firstExtentDetails" : {</text:p>
      <text:p text:style-name="P1"><text:tab/><text:tab/>"loc" : "0:28000",</text:p>
      <text:p text:style-name="P1"><text:tab/><text:tab/>"xnext" : "null",</text:p>
      <text:p text:style-name="P1"><text:tab/><text:tab/>"xprev" : "null",</text:p>
      <text:p text:style-name="P1"><text:tab/><text:tab/>"nsdiag" : "ria.student",</text:p>
      <text:p text:style-name="P1"><text:tab/><text:tab/>"size" : 8192,</text:p>
      <text:p text:style-name="P1"><text:tab/><text:tab/>"firstRecord" : "0:280b0",</text:p>
      <text:p text:style-name="P1"><text:tab/><text:tab/>"lastRecord" : "0:285b0"</text:p>
      <text:p text:style-name="P1"><text:tab/>},</text:p>
      <text:p text:style-name="P1"><text:tab/>"objectsFound" : 11,</text:p>
      <text:p text:style-name="P1"><text:tab/>"invalidObjects" : 0,</text:p>
      <text:p text:style-name="P1"><text:tab/>"nQuantizedSize" : 11,</text:p>
      <text:p text:style-name="P1"><text:tab/>"nPowerOf2QuantizedSize" : 11,</text:p>
      <text:p text:style-name="P1"><text:tab/>"bytesWithHeaders" : 1408,</text:p>
      <text:p text:style-name="P1"><text:tab/>"bytesWithoutHeaders" : 1232,</text:p>
      <text:p text:style-name="P1"><text:tab/>"bytesBson" : 727,</text:p>
      <text:p text:style-name="P1"><text:tab/>"deletedCount" : 1,</text:p>
      <text:p text:style-name="P1"><text:tab/>"deletedSize" : 6608,</text:p>
      <text:p text:style-name="P1"><text:tab/>"delBucketSizes" : [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1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,</text:p>
      <text:p text:style-name="P1"><text:tab/><text:tab/>0</text:p>
      <text:p text:style-name="P1"><text:tab/>],</text:p>
      <text:p text:style-name="P1"><text:tab/>"nIndexes" : 2,</text:p>
      <text:p text:style-name="P1"><text:soft-page-break/><text:tab/>"keysPerIndex" : {</text:p>
      <text:p text:style-name="P1"><text:tab/><text:tab/>"ria.student.$_id_" : 11,</text:p>
      <text:p text:style-name="P1"><text:tab/><text:tab/>"ria.student.$name_1" : 11</text:p>
      <text:p text:style-name="P1"><text:tab/>},</text:p>
      <text:p text:style-name="P1"><text:tab/>"valid" : true,</text:p>
      <text:p text:style-name="P1"><text:tab/>"errors" : [ ],</text:p>
      <text:p text:style-name="P1"><text:tab/>"ok" : 1</text:p>
      <text:p text:style-name="P1">}</text:p>
      <text:p text:style-name="P1"/>
      <text:p text:style-name="P1"/>
      <text:p text:style-name="P1">&gt; hostname()</text:p>
      <text:p text:style-name="P1">riamitta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9:08:17.198949321</meta:creation-date>
    <dc:date>2018-10-07T19:10:36.612440064</dc:date>
    <meta:editing-duration>PT1M1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4" meta:word-count="353" meta:character-count="2429" meta:non-whitespace-character-count="2059"/>
  </office:meta>
</office:document-meta>
</file>